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4c1e9" officeooo:paragraph-rsid="0004c1e9"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6pt" fo:font-weight="bold" officeooo:rsid="0006eb67" officeooo:paragraph-rsid="0006eb67"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554b4a" officeooo:paragraph-rsid="00554b4a"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61ef7b" officeooo:paragraph-rsid="0061ef7b"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2pt" fo:font-weight="normal" officeooo:rsid="000ba139" officeooo:paragraph-rsid="001fab03"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37e99" officeooo:paragraph-rsid="00237e9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90a78" officeooo:paragraph-rsid="00390a7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4ac8df" officeooo:paragraph-rsid="004ac8d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5018b0" officeooo:paragraph-rsid="005018b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519c87" officeooo:paragraph-rsid="00519c8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579462" officeooo:paragraph-rsid="0057946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57e52e" officeooo:paragraph-rsid="0057e52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65a96d" officeooo:paragraph-rsid="0065a96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883d1d" officeooo:paragraph-rsid="00883d1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92c22e" officeooo:paragraph-rsid="0092c22e"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fo:font-weight="normal" officeooo:rsid="00579462" officeooo:paragraph-rsid="00579462" style:font-size-asian="10.5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fo:font-size="12pt" fo:font-weight="normal" officeooo:rsid="0057e52e" officeooo:paragraph-rsid="0057e52e" style:font-size-asian="10.5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fo:font-size="12pt" fo:font-weight="normal" officeooo:rsid="005a0401" officeooo:paragraph-rsid="005a040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5a0401" officeooo:paragraph-rsid="005a040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9acbaa" officeooo:paragraph-rsid="009acba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a20b3b" officeooo:paragraph-rsid="00a20b3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acd752" officeooo:paragraph-rsid="00acd75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6pt" fo:font-weight="bold" officeooo:rsid="00b6f5c2" officeooo:paragraph-rsid="00b6f5c2" style:font-size-asian="16pt" style:font-weight-asian="bold" style:font-size-complex="16pt" style:font-weight-complex="bold"/>
    </style:style>
    <style:style style:name="P24" style:family="paragraph" style:parent-style-name="Standard">
      <style:paragraph-properties fo:text-align="start" style:justify-single-word="false"/>
      <style:text-properties fo:font-size="16pt" fo:font-weight="bold" officeooo:rsid="00c108b1" officeooo:paragraph-rsid="00c108b1" style:font-size-asian="16pt" style:font-weight-asian="bold" style:font-size-complex="16pt" style:font-weight-complex="bold"/>
    </style:style>
    <style:style style:name="P25" style:family="paragraph" style:parent-style-name="Standard" style:list-style-name="L2">
      <style:paragraph-properties fo:text-align="start" style:justify-single-word="false"/>
      <style:text-properties fo:font-size="16pt" fo:font-weight="bold" officeooo:rsid="00d9c35d" officeooo:paragraph-rsid="00d9c35d" style:font-size-asian="16pt" style:font-weight-asian="bold" style:font-size-complex="16pt" style:font-weight-complex="bold"/>
    </style:style>
    <style:style style:name="P26" style:family="paragraph" style:parent-style-name="Standard" style:list-style-name="L2">
      <style:paragraph-properties fo:text-align="start" style:justify-single-word="false"/>
      <style:text-properties fo:font-size="16pt" fo:font-weight="bold" officeooo:rsid="00e2e9ab" officeooo:paragraph-rsid="00e2e9ab" style:font-size-asian="16pt" style:font-weight-asian="bold" style:font-size-complex="16pt" style:font-weight-complex="bold"/>
    </style:style>
    <style:style style:name="P27" style:family="paragraph" style:parent-style-name="Standard" style:list-style-name="L2">
      <style:paragraph-properties fo:text-align="start" style:justify-single-word="false"/>
      <style:text-properties fo:font-size="16pt" fo:font-weight="bold" officeooo:rsid="00e2e9ab" officeooo:paragraph-rsid="01261d84" style:font-size-asian="16pt" style:font-weight-asian="bold" style:font-size-complex="16pt" style:font-weight-complex="bold"/>
    </style:style>
    <style:style style:name="P28" style:family="paragraph" style:parent-style-name="Standard">
      <style:paragraph-properties fo:text-align="start" style:justify-single-word="false"/>
      <style:text-properties fo:font-size="14pt" fo:font-weight="bold" officeooo:rsid="00b6f5c2" officeooo:paragraph-rsid="00b6f5c2" style:font-size-asian="14pt" style:font-weight-asian="bold" style:font-size-complex="14pt" style:font-weight-complex="bold"/>
    </style:style>
    <style:style style:name="P29" style:family="paragraph" style:parent-style-name="Standard">
      <style:paragraph-properties fo:text-align="start" style:justify-single-word="false"/>
      <style:text-properties fo:font-size="14pt" fo:font-weight="bold" officeooo:rsid="00c4d1cf" officeooo:paragraph-rsid="00c4d1cf" style:font-size-asian="14pt" style:font-weight-asian="bold" style:font-size-complex="14pt" style:font-weight-complex="bold"/>
    </style:style>
    <style:style style:name="P30" style:family="paragraph" style:parent-style-name="Standard">
      <style:paragraph-properties fo:text-align="start" style:justify-single-word="false"/>
      <style:text-properties fo:font-size="14pt" fo:font-weight="bold" officeooo:rsid="00c78feb" officeooo:paragraph-rsid="00c78feb" style:font-size-asian="14pt" style:font-weight-asian="bold" style:font-size-complex="14pt" style:font-weight-complex="bold"/>
    </style:style>
    <style:style style:name="P31" style:family="paragraph" style:parent-style-name="Standard">
      <style:paragraph-properties fo:text-align="start" style:justify-single-word="false"/>
      <style:text-properties fo:font-size="14pt" fo:font-weight="bold" officeooo:rsid="00c8e702" officeooo:paragraph-rsid="00c8e702" style:font-size-asian="14pt" style:font-weight-asian="bold" style:font-size-complex="14pt" style:font-weight-complex="bold"/>
    </style:style>
    <style:style style:name="P32" style:family="paragraph" style:parent-style-name="Standard">
      <style:paragraph-properties fo:text-align="start" style:justify-single-word="false"/>
      <style:text-properties fo:font-size="14pt" fo:font-weight="bold" officeooo:rsid="00cf56b5" officeooo:paragraph-rsid="00e03135"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4pt" fo:font-weight="bold" officeooo:rsid="010c27e7" officeooo:paragraph-rsid="010c27e7" style:font-size-asian="14pt" style:font-weight-asian="bold" style:font-size-complex="14pt" style:font-weight-complex="bold"/>
    </style:style>
    <style:style style:name="P34" style:family="paragraph" style:parent-style-name="Standard">
      <style:paragraph-properties fo:text-align="start" style:justify-single-word="false"/>
      <style:text-properties fo:font-size="14pt" fo:font-weight="bold" officeooo:rsid="011ae0df" officeooo:paragraph-rsid="011ae0df"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size="14pt" fo:font-weight="bold" officeooo:rsid="013c3798" officeooo:paragraph-rsid="013c3798" style:font-size-asian="14pt" style:font-weight-asian="bold" style:font-size-complex="14pt" style:font-weight-complex="bold"/>
    </style:style>
    <style:style style:name="P36" style:family="paragraph" style:parent-style-name="Standard">
      <style:paragraph-properties fo:text-align="start" style:justify-single-word="false"/>
      <style:text-properties fo:font-size="14pt" fo:font-weight="bold" officeooo:rsid="01438674" officeooo:paragraph-rsid="01438674" style:font-size-asian="14pt" style:font-weight-asian="bold" style:font-size-complex="14pt" style:font-weight-complex="bold"/>
    </style:style>
    <style:style style:name="P37" style:family="paragraph" style:parent-style-name="Standard">
      <style:paragraph-properties fo:text-align="start" style:justify-single-word="false"/>
      <style:text-properties fo:font-size="14pt" fo:font-weight="bold" officeooo:rsid="01438674" officeooo:paragraph-rsid="014d25ff" style:font-size-asian="14pt" style:font-weight-asian="bold" style:font-size-complex="14pt" style:font-weight-complex="bold"/>
    </style:style>
    <style:style style:name="T1" style:family="text">
      <style:text-properties officeooo:rsid="000cf0f7"/>
    </style:style>
    <style:style style:name="T2" style:family="text">
      <style:text-properties officeooo:rsid="00104675"/>
    </style:style>
    <style:style style:name="T3" style:family="text">
      <style:text-properties officeooo:rsid="0014ca9e"/>
    </style:style>
    <style:style style:name="T4" style:family="text">
      <style:text-properties officeooo:rsid="00157695"/>
    </style:style>
    <style:style style:name="T5" style:family="text">
      <style:text-properties officeooo:rsid="00173711"/>
    </style:style>
    <style:style style:name="T6" style:family="text">
      <style:text-properties officeooo:rsid="001a61dc"/>
    </style:style>
    <style:style style:name="T7" style:family="text">
      <style:text-properties officeooo:rsid="001ad165"/>
    </style:style>
    <style:style style:name="T8" style:family="text">
      <style:text-properties officeooo:rsid="001ca1b9"/>
    </style:style>
    <style:style style:name="T9" style:family="text">
      <style:text-properties officeooo:rsid="001e0f80"/>
    </style:style>
    <style:style style:name="T10" style:family="text">
      <style:text-properties officeooo:rsid="002578e0"/>
    </style:style>
    <style:style style:name="T11" style:family="text">
      <style:text-properties officeooo:rsid="0026c1cd"/>
    </style:style>
    <style:style style:name="T12" style:family="text">
      <style:text-properties officeooo:rsid="0027cab4"/>
    </style:style>
    <style:style style:name="T13" style:family="text">
      <style:text-properties officeooo:rsid="00281394"/>
    </style:style>
    <style:style style:name="T14" style:family="text">
      <style:text-properties officeooo:rsid="002a0567"/>
    </style:style>
    <style:style style:name="T15" style:family="text">
      <style:text-properties officeooo:rsid="002a6450"/>
    </style:style>
    <style:style style:name="T16" style:family="text">
      <style:text-properties officeooo:rsid="002af455"/>
    </style:style>
    <style:style style:name="T17" style:family="text">
      <style:text-properties officeooo:rsid="002ccc3c"/>
    </style:style>
    <style:style style:name="T18" style:family="text">
      <style:text-properties officeooo:rsid="0032e6e7"/>
    </style:style>
    <style:style style:name="T19" style:family="text">
      <style:text-properties officeooo:rsid="0035b344"/>
    </style:style>
    <style:style style:name="T20" style:family="text">
      <style:text-properties officeooo:rsid="0036ae3a"/>
    </style:style>
    <style:style style:name="T21" style:family="text">
      <style:text-properties officeooo:rsid="0037f070"/>
    </style:style>
    <style:style style:name="T22" style:family="text">
      <style:text-properties officeooo:rsid="00397bc5"/>
    </style:style>
    <style:style style:name="T23" style:family="text">
      <style:text-properties officeooo:rsid="003c88bb"/>
    </style:style>
    <style:style style:name="T24" style:family="text">
      <style:text-properties officeooo:rsid="003e02fc"/>
    </style:style>
    <style:style style:name="T25" style:family="text">
      <style:text-properties officeooo:rsid="003f40f1"/>
    </style:style>
    <style:style style:name="T26" style:family="text">
      <style:text-properties officeooo:rsid="00410400"/>
    </style:style>
    <style:style style:name="T27" style:family="text">
      <style:text-properties officeooo:rsid="00451439"/>
    </style:style>
    <style:style style:name="T28" style:family="text">
      <style:text-properties officeooo:rsid="00483dec"/>
    </style:style>
    <style:style style:name="T29" style:family="text">
      <style:text-properties officeooo:rsid="0049244a"/>
    </style:style>
    <style:style style:name="T30" style:family="text">
      <style:text-properties officeooo:rsid="004cdad2"/>
    </style:style>
    <style:style style:name="T31" style:family="text">
      <style:text-properties officeooo:rsid="005b0acd"/>
    </style:style>
    <style:style style:name="T32" style:family="text">
      <style:text-properties officeooo:rsid="0063c6bb"/>
    </style:style>
    <style:style style:name="T33" style:family="text">
      <style:text-properties officeooo:rsid="00690724"/>
    </style:style>
    <style:style style:name="T34" style:family="text">
      <style:text-properties officeooo:rsid="006d2a17"/>
    </style:style>
    <style:style style:name="T35" style:family="text">
      <style:text-properties officeooo:rsid="006d7f87"/>
    </style:style>
    <style:style style:name="T36" style:family="text">
      <style:text-properties officeooo:rsid="006f3575"/>
    </style:style>
    <style:style style:name="T37" style:family="text">
      <style:text-properties officeooo:rsid="0071217d"/>
    </style:style>
    <style:style style:name="T38" style:family="text">
      <style:text-properties officeooo:rsid="00730533"/>
    </style:style>
    <style:style style:name="T39" style:family="text">
      <style:text-properties officeooo:rsid="00753585"/>
    </style:style>
    <style:style style:name="T40" style:family="text">
      <style:text-properties officeooo:rsid="0076ef10"/>
    </style:style>
    <style:style style:name="T41" style:family="text">
      <style:text-properties officeooo:rsid="0077c0fd"/>
    </style:style>
    <style:style style:name="T42" style:family="text">
      <style:text-properties officeooo:rsid="0079805d"/>
    </style:style>
    <style:style style:name="T43" style:family="text">
      <style:text-properties officeooo:rsid="007a6d56"/>
    </style:style>
    <style:style style:name="T44" style:family="text">
      <style:text-properties officeooo:rsid="007c1162"/>
    </style:style>
    <style:style style:name="T45" style:family="text">
      <style:text-properties officeooo:rsid="007c2404"/>
    </style:style>
    <style:style style:name="T46" style:family="text">
      <style:text-properties officeooo:rsid="007dc5c6"/>
    </style:style>
    <style:style style:name="T47" style:family="text">
      <style:text-properties officeooo:rsid="007e2987"/>
    </style:style>
    <style:style style:name="T48" style:family="text">
      <style:text-properties officeooo:rsid="007f5e9c"/>
    </style:style>
    <style:style style:name="T49" style:family="text">
      <style:text-properties officeooo:rsid="008129be"/>
    </style:style>
    <style:style style:name="T50" style:family="text">
      <style:text-properties officeooo:rsid="0082e8e1"/>
    </style:style>
    <style:style style:name="T51" style:family="text">
      <style:text-properties officeooo:rsid="008424aa"/>
    </style:style>
    <style:style style:name="T52" style:family="text">
      <style:text-properties officeooo:rsid="00848a5c"/>
    </style:style>
    <style:style style:name="T53" style:family="text">
      <style:text-properties officeooo:rsid="008499ca"/>
    </style:style>
    <style:style style:name="T54" style:family="text">
      <style:text-properties officeooo:rsid="0085f194"/>
    </style:style>
    <style:style style:name="T55" style:family="text">
      <style:text-properties officeooo:rsid="008a1fa4"/>
    </style:style>
    <style:style style:name="T56" style:family="text">
      <style:text-properties officeooo:rsid="008a6cb7"/>
    </style:style>
    <style:style style:name="T57" style:family="text">
      <style:text-properties officeooo:rsid="008b2e63"/>
    </style:style>
    <style:style style:name="T58" style:family="text">
      <style:text-properties officeooo:rsid="008b716f"/>
    </style:style>
    <style:style style:name="T59" style:family="text">
      <style:text-properties officeooo:rsid="008ce427"/>
    </style:style>
    <style:style style:name="T60" style:family="text">
      <style:text-properties officeooo:rsid="008edc14"/>
    </style:style>
    <style:style style:name="T61" style:family="text">
      <style:text-properties officeooo:rsid="008fccaa"/>
    </style:style>
    <style:style style:name="T62" style:family="text">
      <style:text-properties officeooo:rsid="00946552"/>
    </style:style>
    <style:style style:name="T63" style:family="text">
      <style:text-properties officeooo:rsid="0095dd80"/>
    </style:style>
    <style:style style:name="T64" style:family="text">
      <style:text-properties officeooo:rsid="00972643"/>
    </style:style>
    <style:style style:name="T65" style:family="text">
      <style:text-properties officeooo:rsid="009c58f6"/>
    </style:style>
    <style:style style:name="T66" style:family="text">
      <style:text-properties officeooo:rsid="009de57b"/>
    </style:style>
    <style:style style:name="T67" style:family="text">
      <style:text-properties officeooo:rsid="009fb7a2"/>
    </style:style>
    <style:style style:name="T68" style:family="text">
      <style:text-properties officeooo:rsid="00a024ba"/>
    </style:style>
    <style:style style:name="T69" style:family="text">
      <style:text-properties officeooo:rsid="00a3ea09"/>
    </style:style>
    <style:style style:name="T70" style:family="text">
      <style:text-properties officeooo:rsid="00a417b2"/>
    </style:style>
    <style:style style:name="T71" style:family="text">
      <style:text-properties officeooo:rsid="00a907c3"/>
    </style:style>
    <style:style style:name="T72" style:family="text">
      <style:text-properties officeooo:rsid="00aa8b06"/>
    </style:style>
    <style:style style:name="T73" style:family="text">
      <style:text-properties officeooo:rsid="00ab51d5"/>
    </style:style>
    <style:style style:name="T74" style:family="text">
      <style:text-properties officeooo:rsid="00ae0966"/>
    </style:style>
    <style:style style:name="T75" style:family="text">
      <style:text-properties officeooo:rsid="00b11011"/>
    </style:style>
    <style:style style:name="T76" style:family="text">
      <style:text-properties officeooo:rsid="00b1e677"/>
    </style:style>
    <style:style style:name="T77" style:family="text">
      <style:text-properties officeooo:rsid="00b31eb6"/>
    </style:style>
    <style:style style:name="T78" style:family="text">
      <style:text-properties officeooo:rsid="00b3896e"/>
    </style:style>
    <style:style style:name="T79" style:family="text">
      <style:text-properties fo:font-variant="normal" fo:text-transform="none" fo:letter-spacing="normal" fo:font-style="normal"/>
    </style:style>
    <style:style style:name="T80" style:family="text">
      <style:text-properties fo:font-variant="normal" fo:text-transform="none" fo:letter-spacing="normal" fo:font-style="normal" fo:font-weight="normal"/>
    </style:style>
    <style:style style:name="T81" style:family="text">
      <style:text-properties fo:font-variant="normal" fo:text-transform="none" fo:letter-spacing="normal" fo:font-style="normal" fo:font-weight="normal" officeooo:rsid="00d011c8"/>
    </style:style>
    <style:style style:name="T82" style:family="text">
      <style:text-properties fo:font-variant="normal" fo:text-transform="none" fo:letter-spacing="normal" fo:font-style="normal" fo:font-weight="normal" officeooo:rsid="00d06881"/>
    </style:style>
    <style:style style:name="T83" style:family="text">
      <style:text-properties fo:font-variant="normal" fo:text-transform="none" fo:letter-spacing="normal" fo:font-style="normal" fo:font-weight="normal" officeooo:rsid="00d1b55b"/>
    </style:style>
    <style:style style:name="T84" style:family="text">
      <style:text-properties fo:font-variant="normal" fo:text-transform="none" fo:letter-spacing="normal" fo:font-style="normal" fo:font-weight="normal" officeooo:rsid="00d2ac34"/>
    </style:style>
    <style:style style:name="T85" style:family="text">
      <style:text-properties fo:font-variant="normal" fo:text-transform="none" fo:letter-spacing="normal" fo:font-style="normal" fo:font-weight="normal" officeooo:rsid="00d337c2"/>
    </style:style>
    <style:style style:name="T86" style:family="text">
      <style:text-properties fo:font-variant="normal" fo:text-transform="none" fo:letter-spacing="normal" fo:font-style="normal" fo:font-weight="normal" officeooo:rsid="00d67524"/>
    </style:style>
    <style:style style:name="T87" style:family="text">
      <style:text-properties fo:font-variant="normal" fo:text-transform="none" fo:letter-spacing="normal" fo:font-style="normal" fo:font-weight="normal" officeooo:rsid="00d699cd"/>
    </style:style>
    <style:style style:name="T88" style:family="text">
      <style:text-properties fo:font-variant="normal" fo:text-transform="none" fo:letter-spacing="normal" fo:font-style="normal" fo:font-weight="normal" officeooo:rsid="00d75958"/>
    </style:style>
    <style:style style:name="T89" style:family="text">
      <style:text-properties fo:font-variant="normal" fo:text-transform="none" fo:letter-spacing="normal" fo:font-style="normal" fo:font-weight="normal" officeooo:rsid="00d92278"/>
    </style:style>
    <style:style style:name="T90" style:family="text">
      <style:text-properties fo:font-variant="normal" fo:text-transform="none" fo:letter-spacing="normal" fo:font-style="normal" fo:font-weight="normal" officeooo:rsid="00d9f145"/>
    </style:style>
    <style:style style:name="T91" style:family="text">
      <style:text-properties fo:font-variant="normal" fo:text-transform="none" fo:letter-spacing="normal" fo:font-style="normal" fo:font-weight="normal" officeooo:rsid="00da2f12"/>
    </style:style>
    <style:style style:name="T92" style:family="text">
      <style:text-properties fo:font-variant="normal" fo:text-transform="none" fo:letter-spacing="normal" fo:font-style="normal" fo:font-weight="normal" officeooo:rsid="00dd2191"/>
    </style:style>
    <style:style style:name="T93" style:family="text">
      <style:text-properties fo:font-variant="normal" fo:text-transform="none" fo:letter-spacing="normal" fo:font-style="normal" fo:font-weight="normal" officeooo:rsid="00dedce3"/>
    </style:style>
    <style:style style:name="T94" style:family="text">
      <style:text-properties fo:font-variant="normal" fo:text-transform="none" fo:letter-spacing="normal" fo:font-style="normal" fo:font-weight="normal" officeooo:rsid="00e009ce"/>
    </style:style>
    <style:style style:name="T95" style:family="text">
      <style:text-properties fo:font-variant="normal" fo:text-transform="none" fo:letter-spacing="normal" fo:font-style="normal" fo:font-weight="normal" officeooo:rsid="00e3b26f"/>
    </style:style>
    <style:style style:name="T96" style:family="text">
      <style:text-properties fo:font-variant="normal" fo:text-transform="none" fo:letter-spacing="normal" fo:font-style="normal" fo:font-weight="normal" officeooo:rsid="00e56c2b"/>
    </style:style>
    <style:style style:name="T97" style:family="text">
      <style:text-properties fo:font-variant="normal" fo:text-transform="none" fo:letter-spacing="normal" fo:font-style="normal" fo:font-weight="normal" officeooo:rsid="00e66156"/>
    </style:style>
    <style:style style:name="T98" style:family="text">
      <style:text-properties fo:font-variant="normal" fo:text-transform="none" fo:letter-spacing="normal" fo:font-style="normal" fo:font-weight="normal" officeooo:rsid="00e75497"/>
    </style:style>
    <style:style style:name="T99" style:family="text">
      <style:text-properties fo:font-variant="normal" fo:text-transform="none" fo:letter-spacing="normal" fo:font-style="normal" fo:font-weight="normal" officeooo:rsid="00e892d8"/>
    </style:style>
    <style:style style:name="T100" style:family="text">
      <style:text-properties fo:font-variant="normal" fo:text-transform="none" fo:letter-spacing="normal" fo:font-style="normal" fo:font-weight="normal" officeooo:rsid="00eaa25e"/>
    </style:style>
    <style:style style:name="T101" style:family="text">
      <style:text-properties fo:font-variant="normal" fo:text-transform="none" fo:letter-spacing="normal" fo:font-style="normal" fo:font-weight="normal" officeooo:rsid="00ebde1d"/>
    </style:style>
    <style:style style:name="T102" style:family="text">
      <style:text-properties fo:font-variant="normal" fo:text-transform="none" fo:letter-spacing="normal" fo:font-style="normal" fo:font-weight="normal" officeooo:rsid="010342d0"/>
    </style:style>
    <style:style style:name="T103" style:family="text">
      <style:text-properties fo:font-variant="normal" fo:text-transform="none" fo:letter-spacing="normal" fo:font-style="normal" fo:font-weight="normal" officeooo:rsid="0103fffb"/>
    </style:style>
    <style:style style:name="T104" style:family="text">
      <style:text-properties fo:font-variant="normal" fo:text-transform="none" fo:letter-spacing="normal" fo:font-style="normal" fo:font-weight="normal" officeooo:rsid="0106147f"/>
    </style:style>
    <style:style style:name="T105" style:family="text">
      <style:text-properties fo:font-variant="normal" fo:text-transform="none" fo:letter-spacing="normal" fo:font-style="normal" fo:font-weight="normal" officeooo:rsid="0107bb2c"/>
    </style:style>
    <style:style style:name="T106" style:family="text">
      <style:text-properties fo:font-variant="normal" fo:text-transform="none" fo:letter-spacing="normal" fo:font-style="normal" fo:font-weight="normal" officeooo:rsid="0108fe03"/>
    </style:style>
    <style:style style:name="T107" style:family="text">
      <style:text-properties fo:font-variant="normal" fo:text-transform="none" fo:letter-spacing="normal" fo:font-style="normal" fo:font-weight="normal" officeooo:rsid="010abad2"/>
    </style:style>
    <style:style style:name="T108" style:family="text">
      <style:text-properties fo:font-variant="normal" fo:text-transform="none" fo:letter-spacing="normal" fo:font-style="normal" fo:font-weight="normal" officeooo:rsid="010e8bed"/>
    </style:style>
    <style:style style:name="T109" style:family="text">
      <style:text-properties fo:font-variant="normal" fo:text-transform="none" fo:letter-spacing="normal" fo:font-style="normal" fo:font-weight="normal" officeooo:rsid="01108412"/>
    </style:style>
    <style:style style:name="T110" style:family="text">
      <style:text-properties fo:font-variant="normal" fo:text-transform="none" fo:letter-spacing="normal" fo:font-style="normal" fo:font-weight="normal" officeooo:rsid="0111b10c"/>
    </style:style>
    <style:style style:name="T111" style:family="text">
      <style:text-properties fo:font-variant="normal" fo:text-transform="none" fo:letter-spacing="normal" fo:font-style="normal" fo:font-weight="normal" officeooo:rsid="01124b22"/>
    </style:style>
    <style:style style:name="T112" style:family="text">
      <style:text-properties fo:font-variant="normal" fo:text-transform="none" fo:letter-spacing="normal" fo:font-style="normal" fo:font-weight="normal" officeooo:rsid="0113cee5"/>
    </style:style>
    <style:style style:name="T113" style:family="text">
      <style:text-properties fo:font-variant="normal" fo:text-transform="none" fo:letter-spacing="normal" fo:font-style="normal" fo:font-weight="normal" officeooo:rsid="011ae70d"/>
    </style:style>
    <style:style style:name="T114" style:family="text">
      <style:text-properties fo:font-variant="normal" fo:text-transform="none" fo:letter-spacing="normal" fo:font-style="normal" fo:font-weight="normal" officeooo:rsid="011e96db"/>
    </style:style>
    <style:style style:name="T115" style:family="text">
      <style:text-properties fo:font-variant="normal" fo:text-transform="none" fo:letter-spacing="normal" fo:font-style="normal" fo:font-weight="normal" officeooo:rsid="01206cb8"/>
    </style:style>
    <style:style style:name="T116" style:family="text">
      <style:text-properties fo:font-variant="normal" fo:text-transform="none" fo:letter-spacing="normal" fo:font-style="normal" fo:font-weight="normal" officeooo:rsid="012147f2"/>
    </style:style>
    <style:style style:name="T117" style:family="text">
      <style:text-properties fo:font-variant="normal" fo:text-transform="none" fo:letter-spacing="normal" fo:font-style="normal" fo:font-weight="normal" officeooo:rsid="01221809"/>
    </style:style>
    <style:style style:name="T118" style:family="text">
      <style:text-properties fo:font-variant="normal" fo:text-transform="none" fo:letter-spacing="normal" fo:font-style="normal" fo:font-weight="normal" officeooo:rsid="012722f2"/>
    </style:style>
    <style:style style:name="T119" style:family="text">
      <style:text-properties fo:font-variant="normal" fo:text-transform="none" fo:letter-spacing="normal" fo:font-style="normal" fo:font-weight="normal" officeooo:rsid="012b904a"/>
    </style:style>
    <style:style style:name="T120" style:family="text">
      <style:text-properties fo:font-variant="normal" fo:text-transform="none" fo:letter-spacing="normal" fo:font-style="normal" fo:font-weight="normal" officeooo:rsid="013b64b5"/>
    </style:style>
    <style:style style:name="T121" style:family="text">
      <style:text-properties fo:font-variant="normal" fo:text-transform="none" fo:letter-spacing="normal" fo:font-style="normal" fo:font-weight="normal" officeooo:rsid="013d5f50"/>
    </style:style>
    <style:style style:name="T122" style:family="text">
      <style:text-properties fo:font-variant="normal" fo:text-transform="none" fo:letter-spacing="normal" fo:font-style="normal" fo:font-weight="normal" officeooo:rsid="013e7658"/>
    </style:style>
    <style:style style:name="T123" style:family="text">
      <style:text-properties fo:font-variant="normal" fo:text-transform="none" fo:letter-spacing="normal" fo:font-style="normal" fo:font-weight="normal" officeooo:rsid="01408eb6"/>
    </style:style>
    <style:style style:name="T124" style:family="text">
      <style:text-properties fo:font-variant="normal" fo:text-transform="none" fo:letter-spacing="normal" fo:font-style="normal" fo:font-weight="normal" officeooo:rsid="01419514"/>
    </style:style>
    <style:style style:name="T125" style:family="text">
      <style:text-properties fo:font-variant="normal" fo:text-transform="none" fo:letter-spacing="normal" fo:font-style="normal" fo:font-weight="normal" officeooo:rsid="0147948d"/>
    </style:style>
    <style:style style:name="T126" style:family="text">
      <style:text-properties fo:font-variant="normal" fo:text-transform="none" fo:letter-spacing="normal" fo:font-style="normal" fo:font-weight="normal" officeooo:rsid="00cf56b5"/>
    </style:style>
    <style:style style:name="T127" style:family="text">
      <style:text-properties fo:font-variant="normal" fo:text-transform="none" fo:letter-spacing="normal" fo:font-style="normal" fo:font-weight="normal" officeooo:rsid="014e55fb"/>
    </style:style>
    <style:style style:name="T128" style:family="text">
      <style:text-properties fo:font-variant="normal" fo:text-transform="none" fo:letter-spacing="normal" fo:font-style="normal" fo:font-weight="normal" officeooo:rsid="014f073e"/>
    </style:style>
    <style:style style:name="T129" style:family="text">
      <style:text-properties fo:font-variant="normal" fo:text-transform="none" fo:letter-spacing="normal" fo:font-style="normal" fo:font-weight="normal" officeooo:rsid="015068c6"/>
    </style:style>
    <style:style style:name="T130" style:family="text">
      <style:text-properties fo:font-variant="normal" fo:text-transform="none" fo:letter-spacing="normal" fo:font-style="normal" fo:font-weight="normal" officeooo:rsid="013966cc"/>
    </style:style>
    <style:style style:name="T131" style:family="text">
      <style:text-properties fo:font-variant="normal" fo:text-transform="none" fo:letter-spacing="normal" fo:font-style="normal" fo:font-weight="normal" officeooo:rsid="01514874"/>
    </style:style>
    <style:style style:name="T132" style:family="text">
      <style:text-properties fo:font-variant="normal" fo:text-transform="none" fo:letter-spacing="normal" fo:font-style="normal" fo:font-weight="normal" officeooo:rsid="0152345b"/>
    </style:style>
    <style:style style:name="T133" style:family="text">
      <style:text-properties fo:font-variant="normal" fo:text-transform="none" fo:letter-spacing="normal" fo:font-style="normal" fo:font-weight="normal" officeooo:rsid="01544dca"/>
    </style:style>
    <style:style style:name="T134" style:family="text">
      <style:text-properties fo:font-variant="normal" fo:text-transform="none" fo:letter-spacing="normal" fo:font-style="normal" fo:font-weight="normal" officeooo:rsid="01548a92"/>
    </style:style>
    <style:style style:name="T135" style:family="text">
      <style:text-properties fo:font-variant="normal" fo:text-transform="none" fo:letter-spacing="normal" fo:font-style="normal" fo:font-weight="normal" officeooo:rsid="015721af"/>
    </style:style>
    <style:style style:name="T136" style:family="text">
      <style:text-properties fo:font-variant="normal" fo:text-transform="none" fo:letter-spacing="normal" fo:font-style="normal" fo:font-weight="normal" officeooo:rsid="01579059"/>
    </style:style>
    <style:style style:name="T137" style:family="text">
      <style:text-properties fo:font-variant="normal" fo:text-transform="none" fo:letter-spacing="normal" fo:font-style="italic" officeooo:rsid="00dd2191" style:font-style-asian="italic" style:font-style-complex="italic"/>
    </style:style>
    <style:style style:name="T138" style:family="text">
      <style:text-properties fo:font-variant="normal" fo:text-transform="none" fo:letter-spacing="normal" fo:font-style="italic" officeooo:rsid="00d92278"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RCH PROPOSAL</text:p>
      <text:p text:style-name="P1"/>
      <text:p text:style-name="P1"/>
      <text:p text:style-name="P2">INTRODUCTION</text:p>
      <text:p text:style-name="P2"/>
      <text:p text:style-name="P5"><text:span text:style-name="T2">Benjamin Proudfit said that,</text:span>“Your opinion matters <text:span text:style-name="T1">especially if it’s supported by facts and observations</text:span>”. <text:span text:style-name="T9">Even judiciary courts require both the victim and the accused to provide evidences in their support which can be in the form of digital media or have someone put their observations as a witness in front of the judges. </text:span><text:span text:style-name="T3">While facts and observations seem to strengthen one’s opinion, we can hypothesise that </text:span><text:span text:style-name="T4">various</text:span><text:span text:style-name="T3"> types of </text:span><text:span text:style-name="T5">evidences have different persuasion and influential powers. </text:span><text:span text:style-name="T6">An image can significantly have more impact than </text:span><text:span text:style-name="T7">an article/post </text:span><text:span text:style-name="T8">while in some cases, a video may prove superior.</text:span></text:p>
      <text:p text:style-name="P5"/>
      <text:p text:style-name="P6">Recent studies have shown that find themselves to be in a more comfortable spot when they <text:span text:style-name="T10">share their opinion with the masses through the </text:span><text:span text:style-name="T11">aid</text:span><text:span text:style-name="T10"> of social media </text:span><text:span text:style-name="T12">rather than confronting people physically. </text:span><text:span text:style-name="T13">People tend to feel more freedom when they post their views on social sites like Reddit, </text:span><text:span text:style-name="T14">Twitter</text:span><text:span text:style-name="T13">. </text:span><text:span text:style-name="T15">Even though the internet provides some great benefits </text:span><text:span text:style-name="T16">like anonymity, </text:span><text:span text:style-name="T17">bigger reach and easier communication, </text:span><text:span text:style-name="T19">these can also help in the flow of toxicity and misinformation on the internet</text:span><text:span text:style-name="T18">. </text:span><text:span text:style-name="T20">Scams, cyber-bullying, propaganda are just a few crimes that do not let the internet to be </text:span><text:span text:style-name="T21">regarded</text:span><text:span text:style-name="T20"> as 100% safe.</text:span></text:p>
      <text:p text:style-name="P6"/>
      <text:p text:style-name="P7">We can find the anti-social elements <text:span text:style-name="T22">both </text:span>physically <text:span text:style-name="T23">as well as </text:span>virtually. <text:span text:style-name="T24">When looked up closely, <text:s/>both sides <text:s/>of the society seem to just put up their or someone else’s opinion </text:span><text:span text:style-name="T25">forward to gain mass agreement. </text:span><text:span text:style-name="T26">Even in the case of </text:span><text:span text:style-name="T28">mis</text:span><text:span text:style-name="T26">information, </text:span><text:span text:style-name="T27">the original poster is trying to disrupt others opinion or thought process. </text:span><text:span text:style-name="T29">So, how we know that which means of information is most vulnerable to be exploited ? Or if any particular type is superior to every other ?</text:span></text:p>
      <text:p text:style-name="P7"/>
      <text:p text:style-name="P8"/>
      <text:p text:style-name="P8">Research in similar areas has been done and yielded <text:span text:style-name="T30">marvellous</text:span> outcomes. </text:p>
      <text:p text:style-name="P9">Add stakeholders.</text:p>
      <text:p text:style-name="P10">Add insights and worth.</text:p>
      <text:p text:style-name="P10"/>
      <text:p text:style-name="P10"/>
      <text:p text:style-name="P10"/>
      <text:p text:style-name="P3">Research Questions</text:p>
      <text:p text:style-name="P3"/>
      <text:p text:style-name="P4">Significance,worth and important one to address <text:span text:style-name="T32">it</text:span></text:p>
      <text:p text:style-name="P13">The main problem can be broken into three research questions <text:span text:style-name="T33">which ultimately provides us with a solution.</text:span></text:p>
      <text:p text:style-name="P3"/>
      <text:list xml:id="list3477255717" text:style-name="L1">
        <text:list-item>
          <text:p text:style-name="P16">What types of media are generally used by people in their comments?</text:p>
        </text:list-item>
      </text:list>
      <text:p text:style-name="P11"><text:tab/></text:p>
      <text:p text:style-name="P11"><text:span text:style-name="T34">Just before we start working on the problem, we need to know what are we dealing with. </text:span><text:span text:style-name="T35">The subreddit that we are working on comprises of posts and comments. </text:span><text:span text:style-name="T36">The information expressed through the comments and posts can be in the form of images, articles, videos etc. </text:span><text:span text:style-name="T37">Therefore, we need to analyse </text:span><text:span text:style-name="T38">what people generally use to express themselves. </text:span><text:span text:style-name="T39">This gives us some prior knowledge on what means the individuals prefer </text:span><text:span text:style-name="T40">to exchange their opinions, </text:span><text:span text:style-name="T41">or what is the </text:span><text:soft-page-break/><text:span text:style-name="T41">dominant way of communication. </text:span><text:span text:style-name="T42">This knowledge </text:span><text:span text:style-name="T48">will further </text:span><text:span text:style-name="T42">be used in the upcoming </text:span><text:span text:style-name="T49">stages</text:span><text:span text:style-name="T42"> </text:span><text:span text:style-name="T45">as t</text:span><text:span text:style-name="T43">he algorithms/approaches that </text:span><text:span text:style-name="T46">are </text:span><text:span text:style-name="T43">require</text:span><text:span text:style-name="T46">d</text:span><text:span text:style-name="T43"> to solve </text:span><text:span text:style-name="T47">the</text:span><text:span text:style-name="T43"> problem is different for different types of </text:span><text:span text:style-name="T44">data. </text:span><text:span text:style-name="T50">H</text:span><text:span text:style-name="T44">ence, it </text:span><text:span text:style-name="T51">is</text:span><text:span text:style-name="T44"> crucial to get an idea of what we would dealing with.</text:span></text:p>
      <text:p text:style-name="P11"/>
      <text:list xml:id="list22119728902763" text:continue-numbering="true" text:style-name="L1">
        <text:list-item>
          <text:p text:style-name="P17">How do people structure their views using the <text:span text:style-name="T52">various </text:span>form<text:span text:style-name="T54">s</text:span> of <text:span text:style-name="T53">data</text:span>?</text:p>
        </text:list-item>
      </text:list>
      <text:p text:style-name="P12"/>
      <text:p text:style-name="P14">After we receive the major components of data types we are working with, it is <text:span text:style-name="T56">cardinal</text:span> <text:span text:style-name="T55">that ways through which these data types are used is also captured. </text:span><text:span text:style-name="T57">There are cases in which the commentators combine the two or more distinct categories of data. </text:span><text:span text:style-name="T58">For example, both images and text </text:span><text:span text:style-name="T59">are used </text:span><text:span text:style-name="T58">to </text:span><text:span text:style-name="T60">prove one’s</text:span><text:span text:style-name="T58"> point, or </text:span><text:span text:style-name="T61">the use of only text is made in the argument.</text:span></text:p>
      <text:p text:style-name="P14"/>
      <text:p text:style-name="P15">We may come across some intriguing relationships amongst the various media. <text:span text:style-name="T62">The use of images with text may hold more strength in persuasion than images alone or adding the link of a video as a standalone comment may appear as dominant. </text:span><text:span text:style-name="T63">The main focus of this question does not rely upon finding the hidden relationships amongst the data, but this is something that can be inferred as we traverse through the varied compositions of comment</text:span><text:span text:style-name="T64">s</text:span><text:span text:style-name="T63">.</text:span></text:p>
      <text:p text:style-name="P12"/>
      <text:list xml:id="list22118210320055" text:continue-numbering="true" text:style-name="L1">
        <text:list-item>
          <text:p text:style-name="P18">What is the composition of the dominant influential type of <text:span text:style-name="T31">data</text:span> ?</text:p>
        </text:list-item>
      </text:list>
      <text:p text:style-name="P19"/>
      <text:p text:style-name="P20">The answer to this question relies on the outcome of the first research question. <text:span text:style-name="T65">There can be two cases which can be presented before talking about this particular question. </text:span><text:span text:style-name="T66">The first and most unlikely case being the usage of all forms of data coming out to be as equal </text:span><text:span text:style-name="T67">which states that the influential power of all types of data being equal </text:span><text:span text:style-name="T68">which will make this question redundant.</text:span></text:p>
      <text:p text:style-name="P20"/>
      <text:p text:style-name="P21">The second case stating one specific composition <text:span text:style-name="T69">emerging as dominant amongst the others. </text:span><text:span text:style-name="T70">This </text:span><text:span text:style-name="T71">will</text:span><text:span text:style-name="T70"> then be analysed to see if it is used with some other forms of data or not. </text:span><text:span text:style-name="T72">Some specific statistics like the number of individuals using this form of comments, the proportion of this category in the comments that was able to influence and </text:span><text:span text:style-name="T73">the comments that was unable to change view of the original poster. </text:span></text:p>
      <text:p text:style-name="P21"/>
      <text:p text:style-name="P22"><text:span text:style-name="T75">The second case is a crucial aspect that also holds the scope to a potential future research project. </text:span><text:span text:style-name="T76">It </text:span>can yield further study on why this particular form <text:span text:style-name="T74">has the most persuasive force, what are the other forms that can be combined to increment or detriment the convincing ability of this type, </text:span><text:span text:style-name="T77">does it relate to what the influential people use in their speeches/posts to communicate with the masses, etc. </text:span><text:span text:style-name="T78">Therefore, the last research questions build upon the above sub-problems and lays the foundation for a future research project.</text:span></text:p>
      <text:p text:style-name="P22"/>
      <text:p text:style-name="P22"/>
      <text:p text:style-name="P22"/>
      <text:p text:style-name="P23">Literature Review</text:p>
      <text:p text:style-name="P28"><text:line-break/><text:span text:style-name="T126">Words are a combination of several letters, regardless of where and how a particular word is used, </text:span><text:span text:style-name="T81">the letters </text:span><text:span text:style-name="T82">that is composed of will remain the same. </text:span><text:span text:style-name="T83">But, </text:span><text:span text:style-name="T85">rearranging the words of </text:span><text:span text:style-name="T83">of a sentence, </text:span><text:span text:style-name="T86">we</text:span><text:span text:style-name="T83"> infer the same meaning </text:span><text:span text:style-name="T87">with either</text:span><text:span text:style-name="T83"> an informal or formal nature. </text:span><text:span text:style-name="T84">This is one on the few examples of how the structure of a sentence can influence of what </text:span><text:span text:style-name="T88">it </text:span><text:span text:style-name="T84">is trying to say. </text:span><text:span text:style-name="T90">Research </text:span><text:span text:style-name="T93">has been </text:span><text:span text:style-name="T94">done </text:span><text:span text:style-name="T90">which hypothesise</text:span><text:span text:style-name="T91"> </text:span><text:span text:style-name="T92">that the persuasion of a sentence can vary with alterations in the structure of a sentence or words that are used in a sentence has been done.</text:span></text:p>
      <text:p text:style-name="P32"><text:span text:style-name="T92"/></text:p>
      <text:p text:style-name="P32"><text:soft-page-break/><text:span text:style-name="T92">The distinction between (1) persuasion as a process, i.e. the attempt to be persuasive, and (2) persuasion as an effect, i.e. having persuaded someone, is sometimes rendered as persuasion and influence </text:span><text:span text:style-name="T137">(Segal 2005)</text:span><text:span text:style-name="T92">. </text:span><text:span text:style-name="T95">I follow this statement</text:span><text:span text:style-name="T92"> and measure influence </text:span><text:span text:style-name="T96">using the r/ChangeMyView dataset</text:span><text:span text:style-name="T92"> focus</text:span><text:span text:style-name="T96">ing</text:span><text:span text:style-name="T92"> </text:span><text:span text:style-name="T97">my attention</text:span><text:span text:style-name="T92"> on the </text:span><text:span text:style-name="T100">role of </text:span><text:span text:style-name="T99">distinct </text:span><text:span text:style-name="T98">forms of digital content </text:span><text:span text:style-name="T101">in the act of persuading individuals</text:span><text:span text:style-name="T92">.</text:span><text:span text:style-name="T89"> Following </text:span><text:span text:style-name="T138">Lakoff (1982:28)</text:span><text:span text:style-name="T89">, persuasion is understood then as “an attempt or intention of one</text:span></text:p>
      <text:p text:style-name="P32"><text:span text:style-name="T89">participant to change the behaviour, feelings, intentions, or viewpoint of another by [linguistic] communicative means.”</text:span></text:p>
      <text:p text:style-name="P30"><text:span text:style-name="T80"/></text:p>
      <text:p text:style-name="P30"><text:span text:style-name="T80">Aristotle theorised </text:span><text:span text:style-name="T102">that the power to change someone’s view </text:span><text:span text:style-name="T103">has </text:span><text:span text:style-name="T80">three aspects: logos (the use of arguments), pathos (emotional involvement of the audience) and ethos (credibility of the speaker) (Cockroft and Cockroft 2005). </text:span><text:span text:style-name="T104">The first one relates to the </text:span><text:span text:style-name="T105">difference in the inference of a sentence that comes with the alterations in the structure of the sentence. </text:span><text:span text:style-name="T106">The second one talks about how the sentence might affect the reactions of the people or how emotional influence of words on the listeners/readers. </text:span><text:span text:style-name="T107">The third can relate to the work that would be done in th</text:span><text:span text:style-name="T119">is</text:span><text:span text:style-name="T107"> research.</text:span></text:p>
      <text:p text:style-name="P30"><text:span text:style-name="T107"/></text:p>
      <text:p text:style-name="P33"><text:span text:style-name="T111">O</text:span><text:span text:style-name="T80">ne of the perks of using social media platforms like Reddit (r/ChangeMyView subreddit </text:span><text:span text:style-name="T108">in this case</text:span><text:span text:style-name="T80">) </text:span><text:span text:style-name="T109">is maintaining anonymity </text:span><text:span text:style-name="T110">while still holding an equal chance (in most cases) to persuade someone. </text:span><text:span text:style-name="T112">So, how we do relate the credibility of the commentators before the original poster finally accepts his/her viewpoint?</text:span></text:p>
      <text:p text:style-name="P33"><text:span text:style-name="T112"/></text:p>
      <text:p text:style-name="P34"><text:span text:style-name="T80">The comments can either take the form of a simple opinion or can back itself using </text:span><text:span text:style-name="T113">facts</text:span><text:span text:style-name="T80">. </text:span><text:span text:style-name="T114">If a comment </text:span><text:span text:style-name="T115">states some </text:span><text:span text:style-name="T116">evidence to prove some point that the credibility of the comment can be assured which at the end will influence the original poster’s thoughts. </text:span><text:span text:style-name="T117">Therefore, rather than establishing the credibility of the commentators in these cases, the comment itself speaks as an entity and works for persuasion.</text:span></text:p>
      <text:p text:style-name="P37"><text:span text:style-name="T125">Priniski and Horne (2018) examine</text:span><text:span text:style-name="T127">d</text:span><text:span text:style-name="T125"> the role of citing evidence on </text:span><text:span text:style-name="T128">the subreddit</text:span><text:span text:style-name="T125">. The results of their analysis of 100’000 comments from 500 threads</text:span></text:p>
      <text:p text:style-name="P37"><text:span text:style-name="T125">reveal that more evidence is cited in sociomoral contexts </text:span><text:span text:style-name="T129">and</text:span><text:span text:style-name="T125"> a delta is more likely awarded when evidence was provided. </text:span><text:span text:style-name="T132">The e</text:span><text:span text:style-name="T130">vidences can be in the form of a hyperlink linking to a news from a credible source, an image depicting an incident or a video of a presentation etc. </text:span><text:span text:style-name="T122">But</text:span><text:span text:style-name="T130"> </text:span><text:span text:style-name="T122">d</text:span><text:span text:style-name="T120">o different types of data contribute differently towards persuasion ?</text:span></text:p>
      <text:p text:style-name="P29"><text:span text:style-name="T80"/></text:p>
      <text:p text:style-name="P35"><text:span text:style-name="T80">Ki</text:span><text:span text:style-name="T123">wo</text:span><text:span text:style-name="T80">n Seo </text:span><text:span text:style-name="T121">confirms that </text:span><text:span text:style-name="T80">images </text:span><text:span text:style-name="T121">affect the </text:span><text:span text:style-name="T80">persuasi</text:span><text:span text:style-name="T121">ve strength of </text:span><text:span text:style-name="T124">verbal</text:span><text:span text:style-name="T121"> </text:span><text:span text:style-name="T124">content</text:span><text:span text:style-name="T80">.</text:span></text:p>
      <text:p text:style-name="P29"><text:span text:style-name="T80">One distinctive feature of visual image is its eye-catching effect (Finn, 1988; MacKenzie, 1986). </text:span><text:span text:style-name="T118">Visual images can also enhance memorability of a message, which is so called picture superiority effect (Nelson, Reed, &amp; Walling, 1976). Childers and Houston (1984) found that messages containing visual images produced better recall than verbal-only messages when people did not process the message deeply. Escalas (2004) found that positive emotion induced by the combination of a visual image (e.g., running shoes) and mental simulation (e.g., "imagine running in the shoes") effectively mediated the relationship between message and persuasion.</text:span></text:p>
      <text:p text:style-name="P31"><text:span text:style-name="T80"/></text:p>
      <text:p text:style-name="P36"><text:soft-page-break/><text:span text:style-name="T125"/></text:p>
      <text:p text:style-name="P36"><text:span text:style-name="T125">While not all of these findings can be immediately applied to our study, the existing literature supports our </text:span><text:span text:style-name="T135">hypothesis</text:span><text:span text:style-name="T125">. </text:span><text:span text:style-name="T136">The studies point that </text:span></text:p>
      <text:p text:style-name="P28"><text:span text:style-name="T80"/></text:p>
      <text:p text:style-name="P28"><text:span text:style-name="T80"/></text:p>
      <text:p text:style-name="P24"><text:span text:style-name="T79">References</text:span></text:p>
      <text:p text:style-name="P24"><text:span text:style-name="T79"/></text:p>
      <text:p text:style-name="P24"><text:span text:style-name="T79"/></text:p>
      <text:list xml:id="list1795231198" text:style-name="L2">
        <text:list-item>
          <text:p text:style-name="P25">Dayter &amp; Messerli</text:p>
          <text:p text:style-name="P25"/>
        </text:list-item>
        <text:list-item>
          <text:p text:style-name="P25">Lakoff, Robin. 1982. “Persuasive Discourse and Ordinary Conversation, with Examples from Advertising.” In Analyzing Discourse: Text and Talk, ed. by Deborah Tannen, 25–42. Washington DC: Georgetown University Press.</text:p>
          <text:p text:style-name="P25"/>
        </text:list-item>
        <text:list-item>
          <text:p text:style-name="P26">Segal, Judy Z. 2005. Health and the rhetoric of medicine. <text:tab/>Carbondale, IL: Southern Illinois University.</text:p>
        </text:list-item>
        <text:list-item>
          <text:p text:style-name="P26">Cockroft, Robert and Cockroft, Susan. 2005. Persuading people: <text:tab/>An introduction to rhetoric. Houndmills: Palgrave <text:tab/>Macmillan</text:p>
        </text:list-item>
        <text:list-item>
          <text:p text:style-name="P27">Kiwon Seo, “Meta-Analysis on Visual Persuasion– Does Adding <text:tab/>Images to Texts Influence Persuasion?”,Athens Journal of <text:tab/>Mass Media and Communications- Volume 6, Issue 3 – <text:tab/>Pages 177-190</text:p>
        </text:list-item>
        <text:list-item>
          <text:p text:style-name="P27">Finn, A. (1988). Print ad recognition readership scores: An <text:tab/>information processing perspective. Journal of Marketing <text:tab/>Research, 25, 168–177.</text:p>
        </text:list-item>
        <text:list-item>
          <text:p text:style-name="P27">Nelson, D. L., Reed, V. S., &amp; Walling, J. R. (1976). Pictorial superiority effect. Journal of Experimental Social Psychology: Human Learning and Memory, 2, 523–528.</text:p>
        </text:list-item>
        <text:list-item>
          <text:p text:style-name="P27">Childers, T. L., &amp; Houston, M. J. (1984). Conditions for a picture-superiority effect on consumer memory. Journal of Consumer Research, 11, 643–654.</text:p>
        </text:list-item>
        <text:list-item>
          <text:p text:style-name="P27">Escalas, J. E. (2004). Imagine yourself in the product: Mental simulation, narrative transportation, and persuasion. Journal of Advertising, 33, 37–48.</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3T02:59:22.296079998</meta:creation-date>
    <dc:date>2022-04-25T02:21:17.830018840</dc:date>
    <meta:editing-duration>PT6H20M22S</meta:editing-duration>
    <meta:editing-cycles>319</meta:editing-cycles>
    <meta:generator>LibreOffice/6.4.7.2$Linux_X86_64 LibreOffice_project/40$Build-2</meta:generator>
    <meta:document-statistic meta:table-count="0" meta:image-count="0" meta:object-count="0" meta:page-count="4" meta:paragraph-count="43" meta:word-count="1662" meta:character-count="10189" meta:non-whitespace-character-count="8570"/>
  </office:meta>
</office:document-meta>
</file>